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de Instalación</text:p>
      <text:p text:style-name="P1"/>
      <text:p text:style-name="P5">Compilación:</text:p>
      <text:p text:style-name="P6">Para compilar el proyecto, debe ejecutarse el archivo Makefile que se encuentra en la carpeta “Instalación”, el cual posee las siguientes funciones que deberán ser ejecutadas por consola:</text:p>
      <text:p text:style-name="P6"/>
      <text:list xml:id="list21292498611" text:style-name="L1">
        <text:list-item>
          <text:p text:style-name="P7"><text:span text:style-name="T4">make</text:span><text:span text:style-name="T3">:</text:span><text:span text:style-name="T2"> compila todo el proyecto, generando el ejecutable PaginasDoradas</text:span></text:p>
        </text:list-item>
      </text:list>
      <text:p text:style-name="P2"/>
      <text:list xml:id="list608747471" text:continue-numbering="true" text:style-name="L1">
        <text:list-item>
          <text:p text:style-name="P3"><text:span text:style-name="T1">make clean:</text:span><text:span text:style-name="T2"> limpia el directorio, dejando el codigo fuente</text:span></text:p>
        </text:list-item>
      </text:list>
      <text:p text:style-name="P2"><text:span text:style-name="T2"/></text:p>
      <text:p text:style-name="P2"><text:span text:style-name="T2">Una vez generado el ejecutable, la aplicación está lista para correr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00:47:28</meta:creation-date>
    <dc:date>2013-11-07T00:52:03</dc:date>
    <meta:editing-duration>PT4M15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6" meta:word-count="63" meta:character-count="420" meta:non-whitespace-character-count="365"/>
  </office:meta>
</office:document-meta>
</file>